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erdana" svg:font-family="Verdana" style:font-family-generic="swiss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291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3063in"/>
    </style:style>
    <style:style style:name="co4" style:family="table-column">
      <style:table-column-properties fo:break-before="auto" style:column-width="2.2299in"/>
    </style:style>
    <style:style style:name="co5" style:family="table-column">
      <style:table-column-properties fo:break-before="auto" style:column-width="1.8571in"/>
    </style:style>
    <style:style style:name="co6" style:family="table-column">
      <style:table-column-properties fo:break-before="auto" style:column-width="1.3457in"/>
    </style:style>
    <style:style style:name="co7" style:family="table-column">
      <style:table-column-properties fo:break-before="auto" style:column-width="2.5937in"/>
    </style:style>
    <style:style style:name="co8" style:family="table-column">
      <style:table-column-properties fo:break-before="auto" style:column-width="1.660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0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style:style style:name="ce1" style:family="table-cell" style:parent-style-name="Default">
      <style:text-properties style:font-name="Liberation Sans"/>
    </style:style>
    <style:style style:name="ce2" style:family="table-cell" style:parent-style-name="Default">
      <style:table-cell-properties fo:border-bottom="0.06pt solid #000000" fo:background-color="#ffff66" fo:border-left="none" fo:border-right="none" fo:border-top="0.06pt solid #000000"/>
      <style:text-properties style:font-name="Liberation Sans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order-bottom="0.06pt solid #000000" fo:border-left="none" fo:border-right="none" fo:border-top="none"/>
      <style:text-properties style:font-name="Liberation Sans"/>
    </style:style>
    <style:style style:name="ce5" style:family="table-cell" style:parent-style-name="Default" style:data-style-name="N10">
      <style:text-properties style:font-name="Liberation Sans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2" table:number-columns-repeated="2" table:default-cell-style-name="ce1"/>
        <table:table-column table:style-name="co7" table:default-cell-style-name="ce1"/>
        <table:table-column table:style-name="co8" table:default-cell-style-name="ce1"/>
        <table:table-column table:style-name="co2" table:number-columns-repeated="1014" table:default-cell-style-name="ce1"/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Namn</text:p>
          </table:table-cell>
          <table:table-cell table:style-name="ce2" office:value-type="string" calcext:value-type="string">
            <text:p>Förkortning</text:p>
          </table:table-cell>
          <table:table-cell table:style-name="ce2" office:value-type="string" calcext:value-type="string">
            <text:p>Anställningsform</text:p>
          </table:table-cell>
          <table:table-cell table:style-name="ce2" office:value-type="string" calcext:value-type="string">
            <text:p>Behärskar yttre uppgifter</text:p>
          </table:table-cell>
          <table:table-cell table:style-name="ce2" office:value-type="string" calcext:value-type="string">
            <text:p>Behärskar inre uppgifter</text:p>
          </table:table-cell>
          <table:table-cell table:style-name="ce2" office:value-type="string" calcext:value-type="string">
            <text:p>Arbetsomfattning</text:p>
          </table:table-cell>
          <table:table-cell table:style-name="ce2" office:value-type="string" calcext:value-type="string">
            <text:p>Vecka</text:p>
          </table:table-cell>
          <table:table-cell table:style-name="ce2" office:value-type="string" calcext:value-type="string">
            <text:p>Arbetar dag</text:p>
          </table:table-cell>
          <table:table-cell table:style-name="ce2" office:value-type="string" calcext:value-type="string">
            <text:p>Tillgänglig för schemaläggning tider</text:p>
          </table:table-cell>
          <table:table-cell table:style-name="ce2" office:value-type="string" calcext:value-type="string">
            <text:p>Veckovila</text:p>
          </table:table-cell>
          <table:table-cell table:style-name="ce2" table:number-columns-repeated="1013"/>
          <table:table-cell/>
        </table:table-row>
        <table:table-row table:style-name="ro2">
          <table:table-cell table:style-name="ce3" office:value-type="string" calcext:value-type="string">
            <text:p>Aleksander Nikolic</text:p>
          </table:table-cell>
          <table:table-cell office:value-type="string" calcext:value-type="string">
            <text:p>AN</text:p>
          </table:table-cell>
          <table:table-cell office:value-type="string" calcext:value-type="string">
            <text:p>Bibliotekarie</text:p>
          </table:table-cell>
          <table:table-cell table:number-columns-repeated="2"/>
          <table:table-cell table:style-name="ce5" office:value-type="percentage" office:value="1" calcext:value-type="percentage">
            <text:p>100%</text:p>
          </table:table-cell>
          <table:table-cell office:value-type="string" calcext:value-type="string">
            <text:p>1-5</text:p>
          </table:table-cell>
          <table:table-cell office:value-type="string" calcext:value-type="string">
            <text:p>mån</text:p>
          </table:table-cell>
          <table:table-cell office:value-type="string" calcext:value-type="string">
            <text:p>8:00-20:00</text:p>
          </table:table-cell>
          <table:table-cell office:value-type="string" calcext:value-type="string">
            <text:p>Föredrar hela måndagar</text:p>
          </table:table-cell>
          <table:table-cell table:number-columns-repeated="1014"/>
        </table:table-row>
        <table:table-row table:style-name="ro1">
          <table:table-cell table:number-columns-repeated="7"/>
          <table:table-cell office:value-type="string" calcext:value-type="string">
            <text:p>tis</text:p>
          </table:table-cell>
          <table:table-cell office:value-type="string" calcext:value-type="string">
            <text:p>8:00-20:00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string" calcext:value-type="string">
            <text:p>ons</text:p>
          </table:table-cell>
          <table:table-cell office:value-type="string" calcext:value-type="string">
            <text:p>8:00-20:00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string" calcext:value-type="string">
            <text:p>tor</text:p>
          </table:table-cell>
          <table:table-cell office:value-type="string" calcext:value-type="string">
            <text:p>8:00-20:00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string" calcext:value-type="string">
            <text:p>fre</text:p>
          </table:table-cell>
          <table:table-cell office:value-type="string" calcext:value-type="string">
            <text:p>8:00-20:00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string" calcext:value-type="string">
            <text:p>lör</text:p>
          </table:table-cell>
          <table:table-cell office:value-type="string" calcext:value-type="string">
            <text:p>11:00-16:00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string" calcext:value-type="string">
            <text:p>sön</text:p>
          </table:table-cell>
          <table:table-cell office:value-type="string" calcext:value-type="string">
            <text:p>11:00-16:00</text:p>
          </table:table-cell>
          <table:table-cell table:number-columns-repeated="1015"/>
        </table:table-row>
        <table:table-row table:style-name="ro1">
          <table:table-cell table:style-name="ce4" table:number-columns-repeated="1024"/>
        </table:table-row>
        <table:table-row table:style-name="ro2">
          <table:table-cell table:style-name="ce3" office:value-type="string" calcext:value-type="string">
            <text:p>Annika Östman</text:p>
          </table:table-cell>
          <table:table-cell table:number-columns-repeated="5"/>
          <table:table-cell office:value-type="string" calcext:value-type="string">
            <text:p>1-5</text:p>
          </table:table-cell>
          <table:table-cell office:value-type="string" calcext:value-type="string">
            <text:p>mån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 calcext:value-type="string">
            <text:p>tis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 calcext:value-type="string">
            <text:p>ons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 calcext:value-type="string">
            <text:p>tor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 calcext:value-type="string">
            <text:p>fre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 calcext:value-type="string">
            <text:p>lör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 calcext:value-type="string">
            <text:p>sön</text:p>
          </table:table-cell>
          <table:table-cell table:number-columns-repeated="1016"/>
        </table:table-row>
        <table:table-row table:style-name="ro1">
          <table:table-cell table:style-name="ce4" table:number-columns-repeated="1024"/>
        </table:table-row>
        <table:table-row table:style-name="ro2">
          <table:table-cell table:style-name="ce3" office:value-type="string" calcext:value-type="string">
            <text:p>Beatrice Forssell</text:p>
          </table:table-cell>
          <table:table-cell table:number-columns-repeated="5"/>
          <table:table-cell office:value-type="string" calcext:value-type="string">
            <text:p>1-5</text:p>
          </table:table-cell>
          <table:table-cell office:value-type="string" calcext:value-type="string">
            <text:p>mån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 calcext:value-type="string">
            <text:p>tis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 calcext:value-type="string">
            <text:p>ons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 calcext:value-type="string">
            <text:p>tor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 calcext:value-type="string">
            <text:p>fre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 calcext:value-type="string">
            <text:p>lör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 calcext:value-type="string">
            <text:p>sön</text:p>
          </table:table-cell>
          <table:table-cell table:number-columns-repeated="1016"/>
        </table:table-row>
        <table:table-row table:style-name="ro1">
          <table:table-cell table:style-name="ce4" table:number-columns-repeated="1024"/>
        </table:table-row>
        <table:table-row table:style-name="ro2">
          <table:table-cell table:style-name="ce3" office:value-type="string" calcext:value-type="string">
            <text:p>Birgitta Hjerpe</text:p>
          </table:table-cell>
          <table:table-cell table:number-columns-repeated="5"/>
          <table:table-cell office:value-type="string" calcext:value-type="string">
            <text:p>1-5</text:p>
          </table:table-cell>
          <table:table-cell office:value-type="string" calcext:value-type="string">
            <text:p>mån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 calcext:value-type="string">
            <text:p>tis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 calcext:value-type="string">
            <text:p>ons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 calcext:value-type="string">
            <text:p>tor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 calcext:value-type="string">
            <text:p>fre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 calcext:value-type="string">
            <text:p>lör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 calcext:value-type="string">
            <text:p>sön</text:p>
          </table:table-cell>
          <table:table-cell table:number-columns-repeated="1016"/>
        </table:table-row>
        <table:table-row table:style-name="ro1">
          <table:table-cell table:style-name="ce4" table:number-columns-repeated="1024"/>
        </table:table-row>
        <table:table-row table:style-name="ro2">
          <table:table-cell table:style-name="ce3" office:value-type="string" calcext:value-type="string">
            <text:p>Björn Ericson</text:p>
          </table:table-cell>
          <table:table-cell table:number-columns-repeated="5"/>
          <table:table-cell office:value-type="string" calcext:value-type="string">
            <text:p>1-5</text:p>
          </table:table-cell>
          <table:table-cell office:value-type="string" calcext:value-type="string">
            <text:p>mån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 calcext:value-type="string">
            <text:p>tis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 calcext:value-type="string">
            <text:p>ons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 calcext:value-type="string">
            <text:p>tor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 calcext:value-type="string">
            <text:p>fre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 calcext:value-type="string">
            <text:p>lör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 calcext:value-type="string">
            <text:p>sön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2">
          <table:table-cell table:style-name="ce3" office:value-type="string" calcext:value-type="string">
            <text:p>Björn Jarl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Björn Nyqvist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Carina Jenefeldt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Carina Ljung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Daniel Flood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Elisabeth Cserhalmi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Elisabeth Johansson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Helena Mogren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Håkan Blomqvist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Ingela Karlsson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Ingrid Loeld Rasch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Jessica Olsson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Johan Magnusson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Johanna Wassholm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Johnny Nilsson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Jonas Andersson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Karin Nilsson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Kerstin Nilsson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Klara Danielsson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Lena Lindman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Lisa Ekman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Lo Ek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Margareta Gustafsdotter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Marie Karlsson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Marita Hjärpe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Monica Ekström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Monica Jacobsson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Nina Lönn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Ola Gustafsson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Sofia Larsson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Sofie Wide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Soura Abdalhamed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Susanne Öjerbrand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Thomas Almqvist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Tommy Jansson</text:p>
          </table:table-cell>
          <table:table-cell table:number-columns-repeated="1023"/>
        </table:table-row>
        <table:table-row table:style-name="ro1" table:number-rows-repeated="104849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Verdana" svg:font-family="Verdana" style:font-family-generic="swiss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3">
      <number:scientific-number number:decimal-places="1" number:min-integer-digits="3" number:min-exponent-digits="1"/>
    </number:number-style>
    <number:percentage-style style:name="N124">
      <number:number number:decimal-places="1" number:min-integer-digits="1"/>
      <number:text>%</number:text>
    </number:percentage-style>
    <number:currency-style style:name="N1012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0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0P0"/>
    </number:currency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3P0"/>
    </number:currency-style>
    <number:date-style style:name="N10124" number:language="en" number:country="US">
      <number:month/>
      <number:text>/</number:text>
      <number:day/>
      <number:text>/</number:text>
      <number:year number:style="long"/>
    </number:date-style>
    <number:date-style style:name="N10125" number:language="en" number:country="US">
      <number:day/>
      <number:text>-</number:text>
      <number:month number:textual="true"/>
      <number:text>-</number:text>
      <number:year/>
    </number:date-style>
    <number:date-style style:name="N10126" number:language="en" number:country="US">
      <number:day/>
      <number:text>-</number:text>
      <number:month number:textual="true"/>
    </number:date-style>
    <number:date-style style:name="N10127" number:language="en" number:country="US">
      <number:month number:textual="true"/>
      <number:text>-</number:text>
      <number:year/>
    </number:date-style>
    <number:time-style style:name="N10128" number:language="en" number:country="US">
      <number:hours/>
      <number:text>:</number:text>
      <number:minutes number:style="long"/>
      <number:text> </number:text>
      <number:am-pm/>
    </number:time-style>
    <number:time-style style:name="N1012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2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3P0" style:volatile="true" number:language="en" number:country="US">
      <number:number number:decimal-places="0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3P0"/>
    </number:number-style>
    <number:number-style style:name="N10134P0" style:volatile="true" number:language="en" number:country="US">
      <number:number number:decimal-places="2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0135P1" style:volatile="true" number:language="en" number:country="US">
      <number:text>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35P2" style:volatile="true" number:language="en" number:country="US">
      <number:text> </number:text>
      <loext:fill-character> </loext:fill-character>
      <number:text>- </number:text>
    </number:number-style>
    <number:text-style style:name="N10135" number:language="en" number:country="US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currency-style style:name="N10136P0" style:volatile="true" number:language="en" number:country="US">
      <number:text> </number:text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36P1" style:volatile="true" number:language="en" number:country="US">
      <number:text> </number:text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36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37P0" style:volatile="true" number:language="en" number:country="US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0137P1" style:volatile="true" number:language="en" number:country="US">
      <number:text>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37P2" style:volatile="true" number:language="en" number:country="US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currency-style style:name="N10138P0" style:volatile="true" number:language="en" number:country="US">
      <number:text> </number:text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38P1" style:volatile="true" number:language="en" number:country="US">
      <number:text> </number:text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38P2" style:volatile="true" number:language="en" number:country="US">
      <number:text> </number:text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style:style style:name="Default" style:family="table-cell">
      <style:text-properties style:font-name-asian="AR PL UMing HK" style:font-family-asian="'AR PL UMing HK'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melie Karlsson</meta:initial-creator>
    <meta:creation-date>2016-01-28T19:20:50.261926881</meta:creation-date>
    <meta:generator>LibreOffice/4.2.8.2$Linux_X86_64 LibreOffice_project/420$Build-2</meta:generator>
    <dc:date>2016-01-28T19:41:12.393504038</dc:date>
    <dc:creator>Emelie Karlsson</dc:creator>
    <meta:editing-duration>PT16M50S</meta:editing-duration>
    <meta:editing-cycles>3</meta:editing-cycles>
    <meta:document-statistic meta:table-count="1" meta:cell-count="101" meta:object-count="0"/>
  </office:meta>
</office:document-meta>
</file>